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4A000001C705134F3CF4E9F4C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f7de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6c68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a5680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Table_20_Contents">
      <style:text-properties officeooo:rsid="0022356b" officeooo:paragraph-rsid="0022356b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7de9"/>
    </style:style>
    <style:style style:name="T12" style:family="text">
      <style:text-properties officeooo:rsid="0020556b"/>
    </style:style>
    <style:style style:name="T13" style:family="text">
      <style:text-properties officeooo:rsid="0022356b"/>
    </style:style>
    <style:style style:name="T14" style:family="text">
      <style:text-properties officeooo:rsid="0026e5cd"/>
    </style:style>
    <style:style style:name="T15" style:family="text">
      <style:text-properties officeooo:rsid="0028e3f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8">sp. zn. </text:span>#4556</text:p>
      <text:p text:style-name="P19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2">Barbora Hradečná <text:s text:c="4"/></text:span>e-mail: <text:span text:style-name="T12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1">Mgr. Michaela Vodová</text:span> </text:p>
            <text:p text:style-name="P16"><text:span text:style-name="T9">ročník</text:span>: <text:span text:style-name="T11">1979</text:span> <text:s text:c="30"/><text:span text:style-name="T11">b</text:span>ydliště: <text:span text:style-name="T15">xXXXxxXXx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7">Krajský koordinátor dobrovolníků pro <text:span text:style-name="T11">kraj Vysočinu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, <text:span text:style-name="T13">nejvýše 300h v roce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8">Dohoda o provedení práce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4">Od 01-01-2017, Do 30. dubna 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Vojtěch Pikal<text:tab/><text:tab/><text:tab/><text:span text:style-name="T11">Mgr. Michaela Vodová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05134F3CF4E9F4C4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1-23T12:30:39.549000000</dc:date>
    <meta:editing-cycles>104</meta:editing-cycles>
    <meta:editing-duration>P24DT12H54M2S</meta:editing-duration>
    <meta:generator>LibreOffice/5.2.3.3$Windows_x86 LibreOffice_project/d54a8868f08a7b39642414cf2c8ef2f228f780cf</meta:generator>
    <meta:printed-by>Vladislav Tobias Esner</meta:printed-by>
    <meta:print-date>2016-06-14T18:51:16.609667346</meta:print-date>
    <dc:creator>Vojtěch Pikal</dc:creator>
    <meta:document-statistic meta:table-count="1" meta:image-count="1" meta:object-count="0" meta:page-count="1" meta:paragraph-count="32" meta:word-count="171" meta:character-count="1315" meta:non-whitespace-character-count="1123"/>
    <meta:user-defined meta:name="Informace 1"/>
    <meta:user-defined meta:name="Informace 2"/>
    <meta:user-defined meta:name="Informace 3"/>
    <meta:user-defined meta:name="Informace 4"/>
  </office:meta>
</office:document-meta>
</file>